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3" style:family="paragraph" style:parent-style-name="Standard">
      <style:text-properties style:font-name="Times New Roman" fo:font-size="6pt" style:font-size-asian="6pt" style:font-name-complex="Times New Roman"/>
    </style:style>
    <style:style style:name="P4" style:family="paragraph" style:parent-style-name="Standard">
      <style:text-properties style:font-name="Times New Roman" fo:font-size="9pt" style:font-size-asian="9pt" style:font-name-complex="Times New Roman"/>
    </style:style>
    <style:style style:name="P5" style:family="paragraph" style:parent-style-name="Standard">
      <style:paragraph-properties>
        <style:tab-stops>
          <style:tab-stop style:position="4.001cm"/>
          <style:tab-stop style:position="4.251cm"/>
          <style:tab-stop style:position="8.001cm"/>
          <style:tab-stop style:position="8.251cm"/>
        </style:tab-stops>
      </style:paragraph-properties>
      <style:text-properties style:font-name="Times New Roman" fo:font-size="9pt" style:font-size-asian="9pt" style:font-name-complex="Times New Roman"/>
    </style:style>
    <style:style style:name="P6" style:family="paragraph" style:parent-style-name="Standard">
      <style:paragraph-properties>
        <style:tab-stops>
          <style:tab-stop style:position="4.001cm"/>
          <style:tab-stop style:position="4.251cm"/>
          <style:tab-stop style:position="8.001cm"/>
          <style:tab-stop style:position="8.251cm"/>
        </style:tab-stops>
      </style:paragraph-properties>
      <style:text-properties style:font-name="Times New Roman" style:font-name-complex="Times New Roman"/>
    </style:style>
    <style:style style:name="P7" style:family="paragraph" style:parent-style-name="Standard">
      <style:paragraph-properties>
        <style:tab-stops>
          <style:tab-stop style:position="4.001cm"/>
          <style:tab-stop style:position="4.251cm"/>
          <style:tab-stop style:position="8.001cm"/>
          <style:tab-stop style:position="8.251cm"/>
        </style:tab-stops>
      </style:paragraph-properties>
      <style:text-properties fo:font-size="9pt" style:font-size-asian="9pt"/>
    </style:style>
    <style:style style:name="P8" style:family="paragraph" style:parent-style-name="Standard">
      <style:paragraph-properties>
        <style:tab-stops>
          <style:tab-stop style:position="4.001cm"/>
          <style:tab-stop style:position="8.001cm"/>
        </style:tab-stops>
      </style:paragraph-properties>
      <style:text-properties fo:font-size="9pt" style:font-size-asian="9pt"/>
    </style:style>
    <style:style style:name="P9" style:family="paragraph" style:parent-style-name="Standard">
      <style:paragraph-properties fo:text-align="center" style:justify-single-word="false">
        <style:tab-stops>
          <style:tab-stop style:position="4.001cm"/>
          <style:tab-stop style:position="4.251cm"/>
          <style:tab-stop style:position="8.001cm"/>
          <style:tab-stop style:position="8.251cm"/>
        </style:tab-stops>
      </style:paragraph-properties>
      <style:text-properties fo:font-size="9pt" style:font-size-asian="9pt"/>
    </style:style>
    <style:style style:name="P10" style:family="paragraph" style:parent-style-name="Standard">
      <style:paragraph-properties fo:text-align="center" style:justify-single-word="false" fo:break-before="column"/>
      <style:text-properties style:font-name="Times New Roman" fo:font-weight="bold" style:font-weight-asian="bold" style:font-name-complex="Times New Roman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weight="bold" style:font-weight-asian="bold" style:font-name-complex="Times New Roman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weight="bold" style:font-weight-asian="bold" style:font-name-complex="Times New Roman"/>
    </style:style>
    <style:style style:name="T3" style:family="text">
      <style:text-properties style:font-name="Symbol"/>
    </style:style>
    <style:style style:name="T4" style:family="text">
      <style:text-properties style:text-position="super 58%" style:font-name="Times New Roman" style:font-name-complex="Times New Roman"/>
    </style:style>
    <style:style style:name="T5" style:family="text">
      <style:text-properties style:text-position="super 58%" style:font-name="Times New Roman" fo:font-size="9pt" style:font-size-asian="9pt" style:font-name-complex="Times New Roman"/>
    </style:style>
    <style:style style:name="T6" style:family="text">
      <style:text-properties style:text-position="super 58%" style:font-name="Times New Roman" fo:font-size="9pt" fo:font-weight="bold" style:font-size-asian="9pt" style:font-weight-asian="bold" style:font-name-complex="Times New Roman"/>
    </style:style>
    <style:style style:name="T7" style:family="text">
      <style:text-properties style:text-position="super 58%" style:font-name="Symbol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xpanding Brackets</text:p>
      <text:p text:style-name="P3"/>
      <text:p text:style-name="P4">Simplify the following:</text:p>
      <text:p text:style-name="P4"/>
      <text:p text:style-name="P8"><text:span text:style-name="T1">1) 3x(2x </text:span><text:span text:style-name="T3"></text:span><text:span text:style-name="T1"> 3) + 5(2x </text:span><text:span text:style-name="T3"></text:span><text:span text:style-name="T1"> 1)<text:tab/>2) 2p(3p </text:span><text:span text:style-name="T3"></text:span><text:span text:style-name="T1"> 4) </text:span><text:span text:style-name="T3"></text:span><text:span text:style-name="T1"> 3(4p </text:span><text:span text:style-name="T3"></text:span><text:span text:style-name="T1"> 7)<text:tab/>3) 3x(5x </text:span><text:span text:style-name="T3"></text:span><text:span text:style-name="T1"> 2y) + 4y(3x + y)</text:span></text:p>
      <text:p text:style-name="P7"><text:span text:style-name="T1">4) 5x(2x + 7y) </text:span><text:span text:style-name="T3"></text:span><text:span text:style-name="T1"> 2y(3x </text:span><text:span text:style-name="T3"></text:span><text:span text:style-name="T1"> 4y)<text:tab/>5) 4a(2a </text:span><text:span text:style-name="T3"></text:span><text:span text:style-name="T1"> b) </text:span><text:span text:style-name="T3"></text:span><text:span text:style-name="T1"> 3b(a </text:span><text:span text:style-name="T3"></text:span><text:span text:style-name="T1"> 4b)<text:tab/>6) 3x(2x + 5y) </text:span><text:span text:style-name="T3"></text:span><text:span text:style-name="T1"> 4y(2x + 5y)</text:span></text:p>
      <text:p text:style-name="P5"/>
      <text:p text:style-name="P7"><text:span text:style-name="T1">7) (2x + 5) (3x + 7)<text:tab/>8) (5x + 4)(3x </text:span><text:span text:style-name="T3"></text:span><text:span text:style-name="T1"> 6)<text:tab/>9) (4p </text:span><text:span text:style-name="T3"></text:span><text:span text:style-name="T1"> 7)(6p + 5)</text:span></text:p>
      <text:p text:style-name="P7"><text:span text:style-name="T1">10) (7a </text:span><text:span text:style-name="T3"></text:span><text:span text:style-name="T1"> 3)(2a </text:span><text:span text:style-name="T3"></text:span><text:span text:style-name="T1"> 6)<text:tab/>11) (3x + 5y)(2x + 3y)<text:tab/>12) (6x + 3y)(3x </text:span><text:span text:style-name="T3"></text:span><text:span text:style-name="T1"> 7y)</text:span></text:p>
      <text:p text:style-name="P7"><text:span text:style-name="T1">13) (7p </text:span><text:span text:style-name="T3"></text:span><text:span text:style-name="T1"> 2q)(3p + 4q)<text:tab/>14) (5a </text:span><text:span text:style-name="T3"></text:span><text:span text:style-name="T1"> 3b)(4a </text:span><text:span text:style-name="T3"></text:span><text:span text:style-name="T1"> b)<text:tab/>15) (2x </text:span><text:span text:style-name="T3"></text:span><text:span text:style-name="T1"> 7y)(3x + y)</text:span></text:p>
      <text:p text:style-name="P7"><text:span text:style-name="T1">16) (a + b)(a + b)<text:tab/>17) (2x + 3y)</text:span><text:span text:style-name="T4">2</text:span><text:span text:style-name="T1"><text:tab/>18) (2x </text:span><text:span text:style-name="T3"></text:span><text:span text:style-name="T1"> 3y)</text:span><text:span text:style-name="T4">2</text:span></text:p>
      <text:p text:style-name="P5"/>
      <text:p text:style-name="P6"/>
      <text:p text:style-name="P2">Expanding Brackets</text:p>
      <text:p text:style-name="P3"/>
      <text:p text:style-name="P4">Simplify the following:</text:p>
      <text:p text:style-name="P4"/>
      <text:p text:style-name="P8"><text:span text:style-name="T1">1) 3x(2x </text:span><text:span text:style-name="T3"></text:span><text:span text:style-name="T1"> 3) + 5(2x </text:span><text:span text:style-name="T3"></text:span><text:span text:style-name="T1"> 1)<text:tab/>2) 2p(3p </text:span><text:span text:style-name="T3"></text:span><text:span text:style-name="T1"> 4) </text:span><text:span text:style-name="T3"></text:span><text:span text:style-name="T1"> 3(4p </text:span><text:span text:style-name="T3"></text:span><text:span text:style-name="T1"> 7)<text:tab/>3) 3x(5x </text:span><text:span text:style-name="T3"></text:span><text:span text:style-name="T1"> 2y) + 4y(3x + y)</text:span></text:p>
      <text:p text:style-name="P7"><text:span text:style-name="T1">4) 5x(2x + 7y) </text:span><text:span text:style-name="T3"></text:span><text:span text:style-name="T1"> 2y(3x </text:span><text:span text:style-name="T3"></text:span><text:span text:style-name="T1"> 4y)<text:tab/>5) 4a(2a </text:span><text:span text:style-name="T3"></text:span><text:span text:style-name="T1"> b) </text:span><text:span text:style-name="T3"></text:span><text:span text:style-name="T1"> 3b(a </text:span><text:span text:style-name="T3"></text:span><text:span text:style-name="T1"> 4b)<text:tab/>6) 3x(2x + 5y) </text:span><text:span text:style-name="T3"></text:span><text:span text:style-name="T1"> 4y(2x + 5y)</text:span></text:p>
      <text:p text:style-name="P5"/>
      <text:p text:style-name="P7"><text:span text:style-name="T1">7) (2x + 5) (3x + 7)<text:tab/>8) (5x + 4)(3x </text:span><text:span text:style-name="T3"></text:span><text:span text:style-name="T1"> 6)<text:tab/>9) (4p </text:span><text:span text:style-name="T3"></text:span><text:span text:style-name="T1"> 7)(6p + 5)</text:span></text:p>
      <text:p text:style-name="P7"><text:span text:style-name="T1">10) (7a </text:span><text:span text:style-name="T3"></text:span><text:span text:style-name="T1"> 3)(2a </text:span><text:span text:style-name="T3"></text:span><text:span text:style-name="T1"> 6)<text:tab/>11) (3x + 5y)(2x + 3y)<text:tab/>12) (6x + 3y)(3x </text:span><text:span text:style-name="T3"></text:span><text:span text:style-name="T1"> 7y)</text:span></text:p>
      <text:p text:style-name="P7"><text:span text:style-name="T1">13) (7p </text:span><text:span text:style-name="T3"></text:span><text:span text:style-name="T1"> 2q)(3p + 4q)<text:tab/>14) (5a </text:span><text:span text:style-name="T3"></text:span><text:span text:style-name="T1"> 3b)(4a </text:span><text:span text:style-name="T3"></text:span><text:span text:style-name="T1"> b)<text:tab/>15) (2x </text:span><text:span text:style-name="T3"></text:span><text:span text:style-name="T1"> 7y)(3x + y)</text:span></text:p>
      <text:p text:style-name="P7"><text:span text:style-name="T1">16) (a + b)(a + b)<text:tab/>17) (2x + 3y)</text:span><text:span text:style-name="T4">2</text:span><text:span text:style-name="T1"><text:tab/>18) (2x </text:span><text:span text:style-name="T3"></text:span><text:span text:style-name="T1"> 3y)</text:span><text:span text:style-name="T4">2</text:span></text:p>
      <text:p text:style-name="P5"/>
      <text:p text:style-name="P6"/>
      <text:p text:style-name="P2">Expanding Brackets</text:p>
      <text:p text:style-name="P3"/>
      <text:p text:style-name="P4">Simplify the following:</text:p>
      <text:p text:style-name="P4"/>
      <text:p text:style-name="P8"><text:span text:style-name="T1">1) 3x(2x </text:span><text:span text:style-name="T3"></text:span><text:span text:style-name="T1"> 3) + 5(2x </text:span><text:span text:style-name="T3"></text:span><text:span text:style-name="T1"> 1)<text:tab/>2) 2p(3p </text:span><text:span text:style-name="T3"></text:span><text:span text:style-name="T1"> 4) </text:span><text:span text:style-name="T3"></text:span><text:span text:style-name="T1"> 3(4p </text:span><text:span text:style-name="T3"></text:span><text:span text:style-name="T1"> 7)<text:tab/>3) 3x(5x </text:span><text:span text:style-name="T3"></text:span><text:span text:style-name="T1"> 2y) + 4y(3x + y)</text:span></text:p>
      <text:p text:style-name="P7"><text:span text:style-name="T1">4) 5x(2x + 7y) </text:span><text:span text:style-name="T3"></text:span><text:span text:style-name="T1"> 2y(3x </text:span><text:span text:style-name="T3"></text:span><text:span text:style-name="T1"> 4y)<text:tab/>5) 4a(2a </text:span><text:span text:style-name="T3"></text:span><text:span text:style-name="T1"> b) </text:span><text:span text:style-name="T3"></text:span><text:span text:style-name="T1"> 3b(a </text:span><text:span text:style-name="T3"></text:span><text:span text:style-name="T1"> 4b)<text:tab/>6) 3x(2x + 5y) </text:span><text:span text:style-name="T3"></text:span><text:span text:style-name="T1"> 4y(2x + 5y)</text:span></text:p>
      <text:p text:style-name="P5"/>
      <text:p text:style-name="P7"><text:span text:style-name="T1">7) (2x + 5) (3x + 7)<text:tab/>8) (5x + 4)(3x </text:span><text:span text:style-name="T3"></text:span><text:span text:style-name="T1"> 6)<text:tab/>9) (4p </text:span><text:span text:style-name="T3"></text:span><text:span text:style-name="T1"> 7)(6p + 5)</text:span></text:p>
      <text:p text:style-name="P7"><text:span text:style-name="T1">10) (7a </text:span><text:span text:style-name="T3"></text:span><text:span text:style-name="T1"> 3)(2a </text:span><text:span text:style-name="T3"></text:span><text:span text:style-name="T1"> 6)<text:tab/>11) (3x + 5y)(2x + 3y)<text:tab/>12) (6x + 3y)(3x </text:span><text:span text:style-name="T3"></text:span><text:span text:style-name="T1"> 7y)</text:span></text:p>
      <text:p text:style-name="P7"><text:span text:style-name="T1">13) (7p </text:span><text:span text:style-name="T3"></text:span><text:span text:style-name="T1"> 2q)(3p + 4q)<text:tab/>14) (5a </text:span><text:span text:style-name="T3"></text:span><text:span text:style-name="T1"> 3b)(4a </text:span><text:span text:style-name="T3"></text:span><text:span text:style-name="T1"> b)<text:tab/>15) (2x </text:span><text:span text:style-name="T3"></text:span><text:span text:style-name="T1"> 7y)(3x + y)</text:span></text:p>
      <text:p text:style-name="P7"><text:span text:style-name="T1">16) (a + b)(a + b)<text:tab/>17) (2x + 3y)</text:span><text:span text:style-name="T4">2</text:span><text:span text:style-name="T1"><text:tab/>18) (2x </text:span><text:span text:style-name="T3"></text:span><text:span text:style-name="T1"> 3y)</text:span><text:span text:style-name="T4">2</text:span></text:p>
      <text:p text:style-name="P1"><text:span text:style-name="T6"/></text:p>
      <text:p text:style-name="P1"><text:span text:style-name="T6"/></text:p>
      <text:p text:style-name="P1"><text:span text:style-name="T2">Expanding Brackets</text:span></text:p>
      <text:p text:style-name="P3"/>
      <text:p text:style-name="P4">Simplify the following:</text:p>
      <text:p text:style-name="P4"/>
      <text:p text:style-name="P8"><text:span text:style-name="T1">1) 3x(2x </text:span><text:span text:style-name="T3"></text:span><text:span text:style-name="T1"> 3) + 5(2x </text:span><text:span text:style-name="T3"></text:span><text:span text:style-name="T1"> 1)<text:tab/>2) 2p(3p </text:span><text:span text:style-name="T3"></text:span><text:span text:style-name="T1"> 4) </text:span><text:span text:style-name="T3"></text:span><text:span text:style-name="T1"> 3(4p </text:span><text:span text:style-name="T3"></text:span><text:span text:style-name="T1"> 7)<text:tab/>3) 3x(5x </text:span><text:span text:style-name="T3"></text:span><text:span text:style-name="T1"> 2y) + 4y(3x + y)</text:span></text:p>
      <text:p text:style-name="P7"><text:span text:style-name="T1">4) 5x(2x + 7y) </text:span><text:span text:style-name="T3"></text:span><text:span text:style-name="T1"> 2y(3x </text:span><text:span text:style-name="T3"></text:span><text:span text:style-name="T1"> 4y)<text:tab/>5) 4a(2a </text:span><text:span text:style-name="T3"></text:span><text:span text:style-name="T1"> b) </text:span><text:span text:style-name="T3"></text:span><text:span text:style-name="T1"> 3b(a </text:span><text:span text:style-name="T3"></text:span><text:span text:style-name="T1"> 4b)<text:tab/>6) 3x(2x + 5y) </text:span><text:span text:style-name="T3"></text:span><text:span text:style-name="T1"> 4y(2x + 5y)</text:span></text:p>
      <text:p text:style-name="P5"/>
      <text:p text:style-name="P7"><text:span text:style-name="T1">7) (2x + 5) (3x + 7)<text:tab/>8) (5x + 4)(3x </text:span><text:span text:style-name="T3"></text:span><text:span text:style-name="T1"> 6)<text:tab/>9) (4p </text:span><text:span text:style-name="T3"></text:span><text:span text:style-name="T1"> 7)(6p + 5)</text:span></text:p>
      <text:p text:style-name="P7"><text:span text:style-name="T1">10) (7a </text:span><text:span text:style-name="T3"></text:span><text:span text:style-name="T1"> 3)(2a </text:span><text:span text:style-name="T3"></text:span><text:span text:style-name="T1"> 6)<text:tab/>11) (3x + 5y)(2x + 3y)<text:tab/>12) (6x + 3y)(3x </text:span><text:span text:style-name="T3"></text:span><text:span text:style-name="T1"> 7y)</text:span></text:p>
      <text:p text:style-name="P7"><text:span text:style-name="T1">13) (7p </text:span><text:span text:style-name="T3"></text:span><text:span text:style-name="T1"> 2q)(3p + 4q)<text:tab/>14) (5a </text:span><text:span text:style-name="T3"></text:span><text:span text:style-name="T1"> 3b)(4a </text:span><text:span text:style-name="T3"></text:span><text:span text:style-name="T1"> b)<text:tab/>15) (2x </text:span><text:span text:style-name="T3"></text:span><text:span text:style-name="T1"> 7y)(3x + y)</text:span></text:p>
      <text:p text:style-name="P7"><text:span text:style-name="T1">16) (a + b)(a + b)<text:tab/>17) (2x + 3y)</text:span><text:span text:style-name="T4">2</text:span><text:span text:style-name="T1"><text:tab/>18) (2x </text:span><text:span text:style-name="T3"></text:span><text:span text:style-name="T1"> 3y)</text:span><text:span text:style-name="T4">2</text:span></text:p>
      <text:p text:style-name="P9"><text:span text:style-name="T6"/></text:p>
      <text:p text:style-name="P10">Expanding Brackets</text:p>
      <text:p text:style-name="P3"/>
      <text:p text:style-name="P4">Simplify the following:</text:p>
      <text:p text:style-name="P4"/>
      <text:p text:style-name="P8"><text:span text:style-name="T1">1) 3x(2x </text:span><text:span text:style-name="T3"></text:span><text:span text:style-name="T1"> 3) + 5(2x </text:span><text:span text:style-name="T3"></text:span><text:span text:style-name="T1"> 1)<text:tab/>2) 2p(3p </text:span><text:span text:style-name="T3"></text:span><text:span text:style-name="T1"> 4) </text:span><text:span text:style-name="T3"></text:span><text:span text:style-name="T1"> 3(4p </text:span><text:span text:style-name="T3"></text:span><text:span text:style-name="T1"> 7)<text:tab/>3) 3x(5x </text:span><text:span text:style-name="T3"></text:span><text:span text:style-name="T1"> 2y) + 4y(3x + y)</text:span></text:p>
      <text:p text:style-name="P7"><text:span text:style-name="T1">4) 5x(2x + 7y) </text:span><text:span text:style-name="T3"></text:span><text:span text:style-name="T1"> 2y(3x </text:span><text:span text:style-name="T3"></text:span><text:span text:style-name="T1"> 4y)<text:tab/>5) 4a(2a </text:span><text:span text:style-name="T3"></text:span><text:span text:style-name="T1"> b) </text:span><text:span text:style-name="T3"></text:span><text:span text:style-name="T1"> 3b(a </text:span><text:span text:style-name="T3"></text:span><text:span text:style-name="T1"> 4b)<text:tab/>6) 3x(2x + 5y) </text:span><text:span text:style-name="T3"></text:span><text:span text:style-name="T1"> 4y(2x + 5y)</text:span></text:p>
      <text:p text:style-name="P5"/>
      <text:p text:style-name="P7"><text:span text:style-name="T1">7) (2x + 5) (3x + 7)<text:tab/>8) (5x + 4)(3x </text:span><text:span text:style-name="T3"></text:span><text:span text:style-name="T1"> 6)<text:tab/>9) (4p </text:span><text:span text:style-name="T3"></text:span><text:span text:style-name="T1"> 7)(6p + 5)</text:span></text:p>
      <text:p text:style-name="P7"><text:span text:style-name="T1">10) (7a </text:span><text:span text:style-name="T3"></text:span><text:span text:style-name="T1"> 3)(2a </text:span><text:span text:style-name="T3"></text:span><text:span text:style-name="T1"> 6)<text:tab/>11) (3x + 5y)(2x + 3y)<text:tab/>12) (6x + 3y)(3x </text:span><text:span text:style-name="T3"></text:span><text:span text:style-name="T1"> 7y)</text:span></text:p>
      <text:p text:style-name="P7"><text:span text:style-name="T1">13) (7p </text:span><text:span text:style-name="T3"></text:span><text:span text:style-name="T1"> 2q)(3p + 4q)<text:tab/>14) (5a </text:span><text:span text:style-name="T3"></text:span><text:span text:style-name="T1"> 3b)(4a </text:span><text:span text:style-name="T3"></text:span><text:span text:style-name="T1"> b)<text:tab/>15) (2x </text:span><text:span text:style-name="T3"></text:span><text:span text:style-name="T1"> 7y)(3x + y)</text:span></text:p>
      <text:p text:style-name="P7"><text:span text:style-name="T1">16) (a + b)(a + b)<text:tab/>17) (2x + 3y)</text:span><text:span text:style-name="T4">2</text:span><text:span text:style-name="T1"><text:tab/>18) (2x </text:span><text:span text:style-name="T3"></text:span><text:span text:style-name="T1"> 3y)</text:span><text:span text:style-name="T4">2</text:span></text:p>
      <text:p text:style-name="P5"/>
      <text:p text:style-name="P6"/>
      <text:p text:style-name="P2">Expanding Brackets</text:p>
      <text:p text:style-name="P3"/>
      <text:p text:style-name="P4">Simplify the following:</text:p>
      <text:p text:style-name="P4"/>
      <text:p text:style-name="P8"><text:span text:style-name="T1">1) 3x(2x </text:span><text:span text:style-name="T3"></text:span><text:span text:style-name="T1"> 3) + 5(2x </text:span><text:span text:style-name="T3"></text:span><text:span text:style-name="T1"> 1)<text:tab/>2) 2p(3p </text:span><text:span text:style-name="T3"></text:span><text:span text:style-name="T1"> 4) </text:span><text:span text:style-name="T3"></text:span><text:span text:style-name="T1"> 3(4p </text:span><text:span text:style-name="T3"></text:span><text:span text:style-name="T1"> 7)<text:tab/>3) 3x(5x </text:span><text:span text:style-name="T3"></text:span><text:span text:style-name="T1"> 2y) + 4y(3x + y)</text:span></text:p>
      <text:p text:style-name="P7"><text:span text:style-name="T1">4) 5x(2x + 7y) </text:span><text:span text:style-name="T3"></text:span><text:span text:style-name="T1"> 2y(3x </text:span><text:span text:style-name="T3"></text:span><text:span text:style-name="T1"> 4y)<text:tab/>5) 4a(2a </text:span><text:span text:style-name="T3"></text:span><text:span text:style-name="T1"> b) </text:span><text:span text:style-name="T3"></text:span><text:span text:style-name="T1"> 3b(a </text:span><text:span text:style-name="T3"></text:span><text:span text:style-name="T1"> 4b)<text:tab/>6) 3x(2x + 5y) </text:span><text:span text:style-name="T3"></text:span><text:span text:style-name="T1"> 4y(2x + 5y)</text:span></text:p>
      <text:p text:style-name="P5"/>
      <text:p text:style-name="P7"><text:span text:style-name="T1">7) (2x + 5) (3x + 7)<text:tab/>8) (5x + 4)(3x </text:span><text:span text:style-name="T3"></text:span><text:span text:style-name="T1"> 6)<text:tab/>9) (4p </text:span><text:span text:style-name="T3"></text:span><text:span text:style-name="T1"> 7)(6p + 5)</text:span></text:p>
      <text:p text:style-name="P7"><text:span text:style-name="T1">10) (7a </text:span><text:span text:style-name="T3"></text:span><text:span text:style-name="T1"> 3)(2a </text:span><text:span text:style-name="T3"></text:span><text:span text:style-name="T1"> 6)<text:tab/>11) (3x + 5y)(2x + 3y)<text:tab/>12) (6x + 3y)(3x </text:span><text:span text:style-name="T3"></text:span><text:span text:style-name="T1"> 7y)</text:span></text:p>
      <text:p text:style-name="P7"><text:span text:style-name="T1">13) (7p </text:span><text:span text:style-name="T3"></text:span><text:span text:style-name="T1"> 2q)(3p + 4q)<text:tab/>14) (5a </text:span><text:span text:style-name="T3"></text:span><text:span text:style-name="T1"> 3b)(4a </text:span><text:span text:style-name="T3"></text:span><text:span text:style-name="T1"> b)<text:tab/>15) (2x </text:span><text:span text:style-name="T3"></text:span><text:span text:style-name="T1"> 7y)(3x + y)</text:span></text:p>
      <text:p text:style-name="P7"><text:span text:style-name="T1">16) (a + b)(a + b)<text:tab/>17) (2x + 3y)</text:span><text:span text:style-name="T4">2</text:span><text:span text:style-name="T1"><text:tab/>18) (2x </text:span><text:span text:style-name="T3"></text:span><text:span text:style-name="T1"> 3y)</text:span><text:span text:style-name="T4">2</text:span></text:p>
      <text:p text:style-name="P5"/>
      <text:p text:style-name="P6"/>
      <text:p text:style-name="P2">Expanding Brackets</text:p>
      <text:p text:style-name="P3"/>
      <text:p text:style-name="P4">Simplify the following:</text:p>
      <text:p text:style-name="P4"/>
      <text:p text:style-name="P8"><text:span text:style-name="T1">1) 3x(2x </text:span><text:span text:style-name="T3"></text:span><text:span text:style-name="T1"> 3) + 5(2x </text:span><text:span text:style-name="T3"></text:span><text:span text:style-name="T1"> 1)<text:tab/>2) 2p(3p </text:span><text:span text:style-name="T3"></text:span><text:span text:style-name="T1"> 4) </text:span><text:span text:style-name="T3"></text:span><text:span text:style-name="T1"> 3(4p </text:span><text:span text:style-name="T3"></text:span><text:span text:style-name="T1"> 7)<text:tab/>3) 3x(5x </text:span><text:span text:style-name="T3"></text:span><text:span text:style-name="T1"> 2y) + 4y(3x + y)</text:span></text:p>
      <text:p text:style-name="P7"><text:span text:style-name="T1">4) 5x(2x + 7y) </text:span><text:span text:style-name="T3"></text:span><text:span text:style-name="T1"> 2y(3x </text:span><text:span text:style-name="T3"></text:span><text:span text:style-name="T1"> 4y)<text:tab/>5) 4a(2a </text:span><text:span text:style-name="T3"></text:span><text:span text:style-name="T1"> b) </text:span><text:span text:style-name="T3"></text:span><text:span text:style-name="T1"> 3b(a </text:span><text:span text:style-name="T3"></text:span><text:span text:style-name="T1"> 4b)<text:tab/>6) 3x(2x + 5y) </text:span><text:span text:style-name="T3"></text:span><text:span text:style-name="T1"> 4y(2x + 5y)</text:span></text:p>
      <text:p text:style-name="P5"/>
      <text:p text:style-name="P7"><text:span text:style-name="T1">7) (2x + 5) (3x + 7)<text:tab/>8) (5x + 4)(3x </text:span><text:span text:style-name="T3"></text:span><text:span text:style-name="T1"> 6)<text:tab/>9) (4p </text:span><text:span text:style-name="T3"></text:span><text:span text:style-name="T1"> 7)(6p + 5)</text:span></text:p>
      <text:p text:style-name="P7"><text:span text:style-name="T1">10) (7a </text:span><text:span text:style-name="T3"></text:span><text:span text:style-name="T1"> 3)(2a </text:span><text:span text:style-name="T3"></text:span><text:span text:style-name="T1"> 6)<text:tab/>11) (3x + 5y)(2x + 3y)<text:tab/>12) (6x + 3y)(3x </text:span><text:span text:style-name="T3"></text:span><text:span text:style-name="T1"> 7y)</text:span></text:p>
      <text:p text:style-name="P7"><text:span text:style-name="T1">13) (7p </text:span><text:span text:style-name="T3"></text:span><text:span text:style-name="T1"> 2q)(3p + 4q)<text:tab/>14) (5a </text:span><text:span text:style-name="T3"></text:span><text:span text:style-name="T1"> 3b)(4a </text:span><text:span text:style-name="T3"></text:span><text:span text:style-name="T1"> b)<text:tab/>15) (2x </text:span><text:span text:style-name="T3"></text:span><text:span text:style-name="T1"> 7y)(3x + y)</text:span></text:p>
      <text:p text:style-name="P7"><text:span text:style-name="T1">16) (a + b)(a + b)<text:tab/>17) (2x + 3y)</text:span><text:span text:style-name="T4">2</text:span><text:span text:style-name="T1"><text:tab/>18) (2x </text:span><text:span text:style-name="T3"></text:span><text:span text:style-name="T1"> 3y)</text:span><text:span text:style-name="T4">2</text:span></text:p>
      <text:p text:style-name="P5"/>
      <text:p text:style-name="P6"/>
      <text:p text:style-name="P2">Expanding Brackets</text:p>
      <text:p text:style-name="P3"/>
      <text:p text:style-name="P4">Simplify the following:</text:p>
      <text:p text:style-name="P4"/>
      <text:p text:style-name="P8"><text:span text:style-name="T1">1) 3x(2x </text:span><text:span text:style-name="T3"></text:span><text:span text:style-name="T1"> 3) + 5(2x </text:span><text:span text:style-name="T3"></text:span><text:span text:style-name="T1"> 1)<text:tab/>2) 2p(3p </text:span><text:span text:style-name="T3"></text:span><text:span text:style-name="T1"> 4) </text:span><text:span text:style-name="T3"></text:span><text:span text:style-name="T1"> 3(4p </text:span><text:span text:style-name="T3"></text:span><text:span text:style-name="T1"> 7)<text:tab/>3) 3x(5x </text:span><text:span text:style-name="T3"></text:span><text:span text:style-name="T1"> 2y) + 4y(3x + y)</text:span></text:p>
      <text:p text:style-name="P7"><text:span text:style-name="T1">4) 5x(2x + 7y) </text:span><text:span text:style-name="T3"></text:span><text:span text:style-name="T1"> 2y(3x </text:span><text:span text:style-name="T3"></text:span><text:span text:style-name="T1"> 4y)<text:tab/>5) 4a(2a </text:span><text:span text:style-name="T3"></text:span><text:span text:style-name="T1"> b) </text:span><text:span text:style-name="T3"></text:span><text:span text:style-name="T1"> 3b(a </text:span><text:span text:style-name="T3"></text:span><text:span text:style-name="T1"> 4b)<text:tab/>6) 3x(2x + 5y) </text:span><text:span text:style-name="T3"></text:span><text:span text:style-name="T1"> 4y(2x + 5y)</text:span></text:p>
      <text:p text:style-name="P5"/>
      <text:p text:style-name="P7"><text:span text:style-name="T1">7) (2x + 5) (3x + 7)<text:tab/>8) (5x + 4)(3x </text:span><text:span text:style-name="T3"></text:span><text:span text:style-name="T1"> 6)<text:tab/>9) (4p </text:span><text:span text:style-name="T3"></text:span><text:span text:style-name="T1"> 7)(6p + 5)</text:span></text:p>
      <text:p text:style-name="P7"><text:span text:style-name="T1">10) (7a </text:span><text:span text:style-name="T3"></text:span><text:span text:style-name="T1"> 3)(2a </text:span><text:span text:style-name="T3"></text:span><text:span text:style-name="T1"> 6)<text:tab/>11) (3x + 5y)(2x + 3y)<text:tab/>12) (6x + 3y)(3x </text:span><text:span text:style-name="T3"></text:span><text:span text:style-name="T1"> 7y)</text:span></text:p>
      <text:p text:style-name="P7"><text:span text:style-name="T1">13) (7p </text:span><text:span text:style-name="T3"></text:span><text:span text:style-name="T1"> 2q)(3p + 4q)<text:tab/>14) (5a </text:span><text:span text:style-name="T3"></text:span><text:span text:style-name="T1"> 3b)(4a </text:span><text:span text:style-name="T3"></text:span><text:span text:style-name="T1"> b)<text:tab/>15) (2x </text:span><text:span text:style-name="T3"></text:span><text:span text:style-name="T1"> 7y)(3x + y)</text:span></text:p>
      <text:p text:style-name="P7"><text:span text:style-name="T1">16) (a + b)(a + b)<text:tab/>17) (2x + 3y)</text:span><text:span text:style-name="T4">2</text:span><text:span text:style-name="T1"><text:tab/>18) (2x </text:span><text:span text:style-name="T3"></text:span><text:span text:style-name="T1"> 3y)</text:span><text:span text:style-name="T4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MS Sans Serif" fo:font-size="10pt" fo:language="en" fo:country="US" style:font-name-asian="Times New Roman" style:font-size-asian="10pt" style:font-name-complex="MS Sans Serif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0.751cm" fo:margin-bottom="1cm" fo:margin-left="1cm" fo:margin-right="1.439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columns fo:column-count="2" fo:column-gap="1.27cm">
          <style:column style:rel-width="32765*" fo:start-indent="0cm" fo:end-indent="0.635cm"/>
          <style:column style:rel-width="32769*" fo:start-indent="0.63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mplification Practice</dc:title>
    <meta:initial-creator>OXFORD HIGH SCHOOL</meta:initial-creator>
    <meta:creation-date>2003-07-10T11:35:00</meta:creation-date>
    <dc:creator>Andy Lewis</dc:creator>
    <dc:date>2013-11-13T17:38:17</dc:date>
    <meta:print-date>2007-10-17T08:08:00</meta:print-date>
    <meta:editing-cycles>3</meta:editing-cycles>
    <meta:editing-duration>PT5M</meta:editing-duration>
    <meta:document-statistic meta:table-count="0" meta:image-count="0" meta:object-count="0" meta:page-count="1" meta:paragraph-count="64" meta:word-count="976" meta:character-count="3552" meta:non-whitespace-character-count="2640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